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83bb" officeooo:paragraph-rsid="001683bb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97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ROGER LA BASE DE DONNEE</text:p>
      <text:p text:style-name="P1"/>
      <text:p text:style-name="P1">PHASE 4</text:p>
      <text:p text:style-name="P1"/>
      <text:p text:style-name="P1">1. Application d'une augmentation de tarif de 4% pour le prix 1 et de 2%</text:p>
      <text:p text:style-name="P1">pour le prix2 pour le fournisseur 9180</text:p>
      <text:p text:style-name="Standard"/>
      <text:p text:style-name="Standard">UPDATE vente</text:p>
      <text:p text:style-name="Standard">SET prix1=prix1*1.04, prix2=prix2*1.02</text:p>
      <text:p text:style-name="Standard">WHERE numfou=9180;</text:p>
      <text:p text:style-name="Standard"/>
      <text:p text:style-name="P2">2. Dans la table vente, mettre à jour le prix2 des articles dont le prix2 est</text:p>
      <text:p text:style-name="P2">null, en affectant a prix2 la valeur de prix1.</text:p>
      <text:p text:style-name="Standard"/>
      <text:p text:style-name="Standard">UPDATE vente</text:p>
      <text:p text:style-name="Standard">SET prix2=prix1</text:p>
      <text:p text:style-name="Standard">WHERE prix2=0;</text:p>
      <text:p text:style-name="Standard"/>
      <text:p text:style-name="P2">3. Mettre à jour le champ obscom en positionnant '*****' pour toutes les</text:p>
      <text:p text:style-name="P2">commandes dont le fournisseur a un indice de satisfaction &lt;5</text:p>
      <text:p text:style-name="Standard"/>
      <text:p text:style-name="Standard">UPDATE entcom</text:p>
      <text:p text:style-name="Standard">JOIN fournis on fournis.numfou=entcom.numfou</text:p>
      <text:p text:style-name="Standard">SET entcom.obscom='*****'</text:p>
      <text:p text:style-name="Standard">WHERE fournis.satisf&lt;5;</text:p>
      <text:p text:style-name="Standard"/>
      <text:p text:style-name="P2">4. Suppression du produit I110</text:p>
      <text:p text:style-name="Standard"/>
      <text:p text:style-name="Standard">DELETE FROM vente</text:p>
      <text:p text:style-name="Standard">WHERE codart='I110';</text:p>
      <text:p text:style-name="Standard">DELETE FROM <text:span text:style-name="T1">produit</text:span></text:p>
      <text:p text:style-name="Standard">WHERE codart='I110';</text:p>
      <text:p text:style-name="Standard"/>
      <text:p text:style-name="P2">5. Suppression des entête de commande qui n'ont aucune ligne</text:p>
      <text:p text:style-name="P2"/>
      <text:p text:style-name="Standard">DELETE FROM ligcom WHERE numcom IN (SELECT numcom FROM entcom WHERE obscom = "");</text:p>
      <text:p text:style-name="Standard">DELETE FROM entcom WHERE obscom = ""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3:57:11.479645509</meta:creation-date>
    <meta:generator>LibreOffice/7.3.7.2$Linux_X86_64 LibreOffice_project/30$Build-2</meta:generator>
    <dc:date>2024-05-06T14:43:53.469009685</dc:date>
    <meta:editing-duration>PT40M33S</meta:editing-duration>
    <meta:editing-cycles>7</meta:editing-cycles>
    <meta:document-statistic meta:table-count="0" meta:image-count="0" meta:object-count="0" meta:page-count="1" meta:paragraph-count="26" meta:word-count="146" meta:character-count="898" meta:non-whitespace-character-count="778"/>
  </office:meta>
</office:document-meta>
</file>